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66in"/>
    </style:style>
    <style:style style:name="co2" style:family="table-column">
      <style:table-column-properties fo:break-before="auto" style:column-width="2.4827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1.4654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3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o6502_Rev_A-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27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4,R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47R/R1206</text:p>
          </table:table-cell>
          <table:table-cell table:style-name="ce8" office:value-type="string" calcext:value-type="string">
            <text:p>R1206</text:p>
          </table:table-cell>
          <table:table-cell table:style-name="ce8"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10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,R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15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9</text:p>
          </table:table-cell>
          <table:table-cell table:number-columns-repeated="1020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27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1,R22,R23,R24,R25,</text:p>
            <text:p>R26,R27,R28,R29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RA1206_(4x0603)_4B8_330R</text:p>
          </table:table-cell>
          <table:table-cell table:style-name="ce8" office:value-type="string" calcext:value-type="string">
            <text:p>RA1206</text:p>
          </table:table-cell>
          <table:table-cell table:style-name="ce8" office:value-type="string" calcext:value-type="string">
            <text:p>RM1,RM2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2.2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<text:span text:style-name="T1">R8,</text:span>R13,R33,R34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5.1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0,R12</text:p>
          </table:table-cell>
          <table:table-cell table:number-columns-repeated="1020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1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4,R17,R18,R19,</text:p>
            <text:p><text:span text:style-name="T1">R20,R21,R30,</text:span>R31,R3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49.9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22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5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2.2uH/1.5A/DCR=58mR/20%/</text:p>
            <text:p>3.00x3.00x1.50mm/CD32</text:p>
            <text:p>(NRS3015T2R2MNGH)</text:p>
          </table:table-cell>
          <table:table-cell table:style-name="ce8" office:value-type="string" calcext:value-type="string">
            <text:p>CD32</text:p>
          </table:table-cell>
          <table:table-cell table:style-name="ce8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27pF/50V/5%/C0G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5,C16</text:p>
          </table:table-cell>
          <table:table-cell table:number-columns-repeated="1020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100nF/10V/20%/X5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,C2,C3,C4,C5,C6,C7,</text:p>
            <text:p>C8,C9,C10,C13,<text:span text:style-name="T1">C14,C18,</text:span></text:p>
            <text:p><text:span text:style-name="T1">C21,C22,</text:span>C26,C27,C29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2.2uF/6.3V/20%/X5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1,C12,C25,C28,C30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22uF/6.3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<text:span text:style-name="T1">C17,C19,C20,</text:span>C23,C24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1N4148W/SOD123</text:p>
          </table:table-cell>
          <table:table-cell table:style-name="ce8" office:value-type="string" calcext:value-type="string">
            <text:p>SOD-123</text:p>
          </table:table-cell>
          <table:table-cell table:style-name="ce8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ED/RED/0603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PWR_LE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C817-40(SOT23)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ZD25Q16BTIGT(SOIC-8_208mils)</text:p>
          </table:table-cell>
          <table:table-cell table:style-name="ce8" office:value-type="string" calcext:value-type="string">
            <text:p>SO-8_208mil</text:p>
          </table:table-cell>
          <table:table-cell table:style-name="ce8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RP2040(QFN-56_7x7mm_P0.4mm)</text:p>
          </table:table-cell>
          <table:table-cell table:style-name="ce8" office:value-type="string" calcext:value-type="string">
            <text:p>QFN56</text:p>
          </table:table-cell>
          <table:table-cell table:style-name="ce8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SY8089AAAC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65C02S6TQTG-14(TQFP44)</text:p>
          </table:table-cell>
          <table:table-cell table:style-name="ce8" office:value-type="string" calcext:value-type="string">
            <text:p>TQFP44</text:p>
          </table:table-cell>
          <table:table-cell table:style-name="ce8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74LVC245APW(TSSOP20)</text:p>
          </table:table-cell>
          <table:table-cell table:style-name="ce8" office:value-type="string" calcext:value-type="string">
            <text:p>TSSOP20</text:p>
          </table:table-cell>
          <table:table-cell table:style-name="ce8" office:value-type="string" calcext:value-type="string">
            <text:p>U5,U6,U7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Q12MHz/20pF/10ppm/4P/3.2x2.5mm</text:p>
          </table:table-cell>
          <table:table-cell table:style-name="ce8" office:value-type="string" calcext:value-type="string">
            <text:p>TSX-3.2x2.5mm</text:p>
          </table:table-cell>
          <table:table-cell table:style-name="ce8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J-3.5-365-5P</text:p>
          </table:table-cell>
          <table:table-cell table:style-name="ce8" office:value-type="string" calcext:value-type="string">
            <text:p>AUDIO1</text:p>
          </table:table-cell>
          <table:table-cell table:number-columns-repeated="1020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Speaker_QMB-09B-03</text:p>
            <text:p>(1.5-5.0V_2.7kHz_F9.0mm*H5.5mm)</text:p>
          </table:table-cell>
          <table:table-cell table:style-name="ce8" office:value-type="string" calcext:value-type="string">
            <text:p>QMB-09B-03</text:p>
          </table:table-cell>
          <table:table-cell table:style-name="ce8" office:value-type="string" calcext:value-type="string">
            <text:p>SPK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SB-C-16P-F(A40-00119-A52-12)</text:p>
          </table:table-cell>
          <table:table-cell table:style-name="ce8" office:value-type="string" calcext:value-type="string">
            <text:p>USB2.0_TYPE-C</text:p>
          </table:table-cell>
          <table:table-cell table:style-name="ce8" office:value-type="string" calcext:value-type="string">
            <text:p>USB-PWR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HDMI-SWM-19</text:p>
          </table:table-cell>
          <table:table-cell table:style-name="ce8"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SB-A-SMT-6.3H</text:p>
          </table:table-cell>
          <table:table-cell table:style-name="ce8" office:value-type="string" calcext:value-type="string">
            <text:p>USB-A-SMT</text:p>
          </table:table-cell>
          <table:table-cell table:style-name="ce8" office:value-type="string" calcext:value-type="string">
            <text:p>USB-HOST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-V-40-LF(GBH254SMT-40)</text:p>
          </table:table-cell>
          <table:table-cell table:style-name="ce8" office:value-type="string" calcext:value-type="string">
            <text:p>B-V-40-LF</text:p>
          </table:table-cell>
          <table:table-cell table:style-name="ce8" office:value-type="string" calcext:value-type="string">
            <text:p>BUS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-V-10-LF(GBH254SMT-10)</text:p>
          </table:table-cell>
          <table:table-cell table:style-name="ce8" office:value-type="string" calcext:value-type="string">
            <text:p>B-V-10-LF</text:p>
          </table:table-cell>
          <table:table-cell table:style-name="ce8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H-WX-1x2-LF+MJ6</text:p>
          </table:table-cell>
          <table:table-cell table:style-name="ce8" office:value-type="string" calcext:value-type="string">
            <text:p>HN1x2(SMD)</text:p>
          </table:table-cell>
          <table:table-cell table:style-name="ce8" office:value-type="string" calcext:value-type="string">
            <text:p>BUZ_EN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YTS-A016-X</text:p>
          </table:table-cell>
          <table:table-cell table:style-name="ce8" office:value-type="string" calcext:value-type="string">
            <text:p>BOOT1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6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A(10k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,R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A(FSMD035-1206)</text:p>
          </table:table-cell>
          <table:table-cell table:style-name="ce8" office:value-type="string" calcext:value-type="string">
            <text:p>FUSE-1206</text:p>
          </table:table-cell>
          <table:table-cell table:style-name="ce8"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A(HN1x3)</text:p>
          </table:table-cell>
          <table:table-cell table:style-name="ce8" office:value-type="string" calcext:value-type="string">
            <text:p>HN1x3</text:p>
          </table:table-cell>
          <table:table-cell table:style-name="ce8" office:value-type="string" calcext:value-type="string">
            <text:p>SWD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8">
          <table:table-cell table:style-name="Default"/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902in" fo:margin-bottom="0.3902in" fo:margin-left="0.3902in" fo:margin-right="0.3902in" style:scale-to="12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5-25">00/00/0000</text:date></text:span></text:p>
        </style:region-right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5T13:20:43.145875790</dc:date>
    <meta:editing-duration>PT2H21M4S</meta:editing-duration>
    <meta:editing-cycles>41</meta:editing-cycles>
    <meta:document-statistic meta:table-count="1" meta:cell-count="152" meta:object-count="0"/>
  </office:meta>
</office:document-meta>
</file>